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22.545871559633">
            <text:p>22.5458715596</text:p>
          </table:table-cell>
          <table:table-cell office:value-type="float" office:value="-10.1910112359551">
            <text:p>-10.191011236</text:p>
          </table:table-cell>
          <table:table-cell table:number-columns-repeated="2" office:value-type="float" office:value="0">
            <text:p>0</text:p>
          </table:table-cell>
          <table:table-cell table:formula="of:=LOG10([.E9])" office:value-type="float" office:value="-10.601809778652">
            <text:p>-10.6018097787</text:p>
          </table:table-cell>
          <table:table-cell table:formula="of:=LOG10([.F9])" office:value-type="float" office:value="-10.601809778652">
            <text:p>-10.6018097787</text:p>
          </table:table-cell>
          <table:table-cell/>
          <table:table-cell office:value-type="float" office:value="22.5688073394495">
            <text:p>22.5688073394</text:p>
          </table:table-cell>
          <table:table-cell office:value-type="float" office:value="-10.0561797752809">
            <text:p>-10.0561797753</text:p>
          </table:table-cell>
          <table:table-cell/>
          <table:table-cell office:value-type="float" office:value="22.5688073394495">
            <text:p>22.5688073394</text:p>
          </table:table-cell>
          <table:table-cell office:value-type="float" office:value="-10.4044943820225">
            <text:p>-10.404494382</text:p>
          </table:table-cell>
        </table:table-row>
        <table:table-row table:style-name="ro1">
          <table:table-cell office:value-type="float" office:value="23.0504587155963">
            <text:p>23.0504587156</text:p>
          </table:table-cell>
          <table:table-cell office:value-type="float" office:value="-10.123595505618">
            <text:p>-10.1235955056</text:p>
          </table:table-cell>
          <table:table-cell table:number-columns-repeated="2" office:value-type="float" office:value="0">
            <text:p>0</text:p>
          </table:table-cell>
          <table:table-cell table:formula="of:=LOG10([.E10])" office:value-type="float" office:value="-10.8984747549306">
            <text:p>-10.8984747549</text:p>
          </table:table-cell>
          <table:table-cell table:formula="of:=LOG10([.F10])" office:value-type="float" office:value="-10.9044042886612">
            <text:p>-10.9044042887</text:p>
          </table:table-cell>
          <table:table-cell/>
          <table:table-cell office:value-type="float" office:value="23.0733944954128">
            <text:p>23.0733944954</text:p>
          </table:table-cell>
          <table:table-cell office:value-type="float" office:value="-10.0561797752809">
            <text:p>-10.0561797753</text:p>
          </table:table-cell>
          <table:table-cell/>
          <table:table-cell office:value-type="float" office:value="23.0504587155963">
            <text:p>23.0504587156</text:p>
          </table:table-cell>
          <table:table-cell office:value-type="float" office:value="-10.2022471910112">
            <text:p>-10.202247191</text:p>
          </table:table-cell>
        </table:table-row>
        <table:table-row table:style-name="ro1">
          <table:table-cell office:value-type="float" office:value="23.5321100917431">
            <text:p>23.5321100917</text:p>
          </table:table-cell>
          <table:table-cell office:value-type="float" office:value="-10.1011235955056">
            <text:p>-10.1011235955</text:p>
          </table:table-cell>
          <table:table-cell table:number-columns-repeated="2" office:value-type="float" office:value="0">
            <text:p>0</text:p>
          </table:table-cell>
          <table:table-cell table:formula="of:=LOG10([.E11])" office:value-type="float" office:value="-10.8032806931556">
            <text:p>-10.8032806932</text:p>
          </table:table-cell>
          <table:table-cell table:formula="of:=LOG10([.F11])" office:value-type="float" office:value="-10.8293768399253">
            <text:p>-10.8293768399</text:p>
          </table:table-cell>
          <table:table-cell/>
          <table:table-cell office:value-type="float" office:value="23.5091743119266">
            <text:p>23.5091743119</text:p>
          </table:table-cell>
          <table:table-cell office:value-type="float" office:value="-10.0224719101124">
            <text:p>-10.0224719101</text:p>
          </table:table-cell>
          <table:table-cell/>
          <table:table-cell office:value-type="float" office:value="23.5321100917431">
            <text:p>23.5321100917</text:p>
          </table:table-cell>
          <table:table-cell office:value-type="float" office:value="-10.1910112359551">
            <text:p>-10.191011236</text:p>
          </table:table-cell>
        </table:table-row>
        <table:table-row table:style-name="ro1">
          <table:table-cell office:value-type="float" office:value="24.105504587156">
            <text:p>24.1055045872</text:p>
          </table:table-cell>
          <table:table-cell office:value-type="float" office:value="-10.2022471910112">
            <text:p>-10.202247191</text:p>
          </table:table-cell>
          <table:table-cell table:number-columns-repeated="2" office:value-type="float" office:value="0">
            <text:p>0</text:p>
          </table:table-cell>
          <table:table-cell table:formula="of:=LOG10([.E12])" office:value-type="float" office:value="-10.7836365532863">
            <text:p>-10.7836365533</text:p>
          </table:table-cell>
          <table:table-cell table:formula="of:=LOG10([.F12])" office:value-type="float" office:value="-10.775913229623">
            <text:p>-10.7759132296</text:p>
          </table:table-cell>
          <table:table-cell/>
          <table:table-cell office:value-type="float" office:value="24.105504587156">
            <text:p>24.1055045872</text:p>
          </table:table-cell>
          <table:table-cell office:value-type="float" office:value="-10.1011235955056">
            <text:p>-10.1011235955</text:p>
          </table:table-cell>
          <table:table-cell/>
          <table:table-cell office:value-type="float" office:value="24.1055045871559">
            <text:p>24.1055045872</text:p>
          </table:table-cell>
          <table:table-cell office:value-type="float" office:value="-10.3370786516854">
            <text:p>-10.3370786517</text:p>
          </table:table-cell>
        </table:table-row>
        <table:table-row table:style-name="ro1">
          <table:table-cell office:value-type="float" office:value="24.7018348623853">
            <text:p>24.7018348624</text:p>
          </table:table-cell>
          <table:table-cell office:value-type="float" office:value="-9.79775280898876">
            <text:p>-9.797752809</text:p>
          </table:table-cell>
          <table:table-cell table:number-columns-repeated="2" office:value-type="float" office:value="0">
            <text:p>0</text:p>
          </table:table-cell>
          <table:table-cell table:formula="of:=LOG10([.E13])" office:value-type="float" office:value="-10.3791421712639">
            <text:p>-10.3791421713</text:p>
          </table:table-cell>
          <table:table-cell table:formula="of:=LOG10([.F13])" office:value-type="float" office:value="-10.3419724402381">
            <text:p>-10.3419724402</text:p>
          </table:table-cell>
          <table:table-cell/>
          <table:table-cell office:value-type="float" office:value="24.7018348623853">
            <text:p>24.7018348624</text:p>
          </table:table-cell>
          <table:table-cell office:value-type="float" office:value="-9.69662921348315">
            <text:p>-9.6966292135</text:p>
          </table:table-cell>
          <table:table-cell/>
          <table:table-cell office:value-type="float" office:value="24.7018348623853">
            <text:p>24.7018348624</text:p>
          </table:table-cell>
          <table:table-cell office:value-type="float" office:value="-9.9438202247191">
            <text:p>-9.9438202247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table:number-columns-spanned="2" table:number-rows-spanned="1">
            <text:p>Fermi-LAT_darkrun</text:p>
          </table:table-cell>
          <table:covered-table-cell/>
          <table:table-cell table:number-columns-repeated="5"/>
          <table:table-cell table:style-name="ce1" office:value-type="string" table:number-columns-spanned="2" table:number-rows-spanned="1">
            <text:p>Fermi-LAT_darkrun+erry</text:p>
          </table:table-cell>
          <table:covered-table-cell/>
          <table:table-cell/>
          <table:table-cell table:style-name="ce1" office:value-type="string" table:number-columns-spanned="2" table:number-rows-spanned="1">
            <text:p>Fermi-LAT_darkrun-erry</text:p>
          </table:table-cell>
          <table:covered-table-cell/>
        </table:table-row>
        <table:table-row table:style-name="ro2">
          <table:table-cell table:number-columns-repeated="12"/>
        </table:table-row>
        <table:table-row table:style-name="ro1">
          <table:table-cell/>
          <table:table-cell table:formula="of:=10^[.B1]" office:value-type="float" office:value="0.0000000000644152599949317">
            <text:p>6.44152599949317E-011</text:p>
          </table:table-cell>
          <table:table-cell table:number-columns-repeated="2"/>
          <table:table-cell table:formula="of:=ABS([.L9]-[.B9])" office:value-type="float" office:value="0.0000000000250144075493969">
            <text:p>2.50144075493969E-011</text:p>
          </table:table-cell>
          <table:table-cell table:formula="of:=[.B9]-[.L9]" office:value-type="float" office:value="0.0000000000250144075493969">
            <text:p>2.50144075493969E-011</text:p>
          </table:table-cell>
          <table:table-cell table:number-columns-repeated="2"/>
          <table:table-cell table:formula="of:=10^[.I1]" office:value-type="float" office:value="0.0000000000878658722623023">
            <text:p>8.78658722623023E-011</text:p>
          </table:table-cell>
          <table:table-cell table:number-columns-repeated="2"/>
          <table:table-cell table:formula="of:=10^[.L1]" office:value-type="float" office:value="0.0000000000394008524455348">
            <text:p>3.94008524455348E-011</text:p>
          </table:table-cell>
        </table:table-row>
        <table:table-row table:style-name="ro1">
          <table:table-cell/>
          <table:table-cell table:formula="of:=10^[.B2]" office:value-type="float" office:value="0.0000000000752323268712176">
            <text:p>7.52323268712176E-011</text:p>
          </table:table-cell>
          <table:table-cell table:number-columns-repeated="2"/>
          <table:table-cell table:formula="of:=[.I10]-[.B10]" office:value-type="float" office:value="0.0000000000126335453910847">
            <text:p>1.26335453910847E-011</text:p>
          </table:table-cell>
          <table:table-cell table:formula="of:=[.B10]-[.L10]" office:value-type="float" office:value="0.0000000000124622285396594">
            <text:p>1.24622285396594E-011</text:p>
          </table:table-cell>
          <table:table-cell table:number-columns-repeated="2"/>
          <table:table-cell table:formula="of:=10^[.I2]" office:value-type="float" office:value="0.0000000000878658722623023">
            <text:p>8.78658722623023E-011</text:p>
          </table:table-cell>
          <table:table-cell table:number-columns-repeated="2"/>
          <table:table-cell table:formula="of:=10^[.L2]" office:value-type="float" office:value="0.0000000000627700983315582">
            <text:p>6.27700983315582E-011</text:p>
          </table:table-cell>
        </table:table-row>
        <table:table-row table:style-name="ro1">
          <table:table-cell/>
          <table:table-cell table:formula="of:=10^[.B3]" office:value-type="float" office:value="0.0000000000792275825275249">
            <text:p>7.92275825275249E-011</text:p>
          </table:table-cell>
          <table:table-cell table:number-columns-repeated="2"/>
          <table:table-cell table:formula="of:=[.I11]-[.B11]" office:value-type="float" office:value="0.0000000000157296589673557">
            <text:p>1.57296589673557E-011</text:p>
          </table:table-cell>
          <table:table-cell table:formula="of:=[.B11]-[.L11]" office:value-type="float" office:value="0.0000000000148123225325932">
            <text:p>1.48123225325932E-011</text:p>
          </table:table-cell>
          <table:table-cell table:number-columns-repeated="2"/>
          <table:table-cell table:formula="of:=10^[.I3]" office:value-type="float" office:value="0.0000000000949572414948806">
            <text:p>9.49572414948806E-011</text:p>
          </table:table-cell>
          <table:table-cell table:number-columns-repeated="2"/>
          <table:table-cell table:formula="of:=10^[.L3]" office:value-type="float" office:value="0.0000000000644152599949317">
            <text:p>6.44152599949317E-011</text:p>
          </table:table-cell>
        </table:table-row>
        <table:table-row table:style-name="ro1">
          <table:table-cell/>
          <table:table-cell table:formula="of:=10^[.B4]" office:value-type="float" office:value="0.0000000000627700983315577">
            <text:p>6.27700983315577E-011</text:p>
          </table:table-cell>
          <table:table-cell table:number-columns-repeated="2"/>
          <table:table-cell table:formula="of:=[.I12]-[.B12]" office:value-type="float" office:value="0.0000000000164574841959679">
            <text:p>1.64574841959679E-011</text:p>
          </table:table-cell>
          <table:table-cell table:formula="of:=[.B12]-[.L12]" office:value-type="float" office:value="0.0000000000167527755664199">
            <text:p>1.67527755664199E-011</text:p>
          </table:table-cell>
          <table:table-cell table:number-columns-repeated="2"/>
          <table:table-cell table:formula="of:=10^[.I4]" office:value-type="float" office:value="0.0000000000792275825275255">
            <text:p>7.92275825275255E-011</text:p>
          </table:table-cell>
          <table:table-cell table:number-columns-repeated="2"/>
          <table:table-cell table:formula="of:=10^[.L4]" office:value-type="float" office:value="0.0000000000460173227651378">
            <text:p>4.60173227651378E-011</text:p>
          </table:table-cell>
        </table:table-row>
        <table:table-row table:style-name="ro1">
          <table:table-cell/>
          <table:table-cell table:formula="of:=10^[.B5]" office:value-type="float" office:value="0.000000000159311523572562">
            <text:p>1.59311523572562E-010</text:p>
          </table:table-cell>
          <table:table-cell table:number-columns-repeated="2"/>
          <table:table-cell table:formula="of:=[.I13]-[.B13]" office:value-type="float" office:value="0.0000000000417693607485183">
            <text:p>4.17693607485183E-011</text:p>
          </table:table-cell>
          <table:table-cell table:formula="of:=[.B13]-[.L13]" office:value-type="float" office:value="0.0000000000455016934015564">
            <text:p>4.55016934015564E-011</text:p>
          </table:table-cell>
          <table:table-cell table:number-columns-repeated="2"/>
          <table:table-cell table:formula="of:=10^[.I5]" office:value-type="float" office:value="0.000000000201080884321081">
            <text:p>2.01080884321081E-010</text:p>
          </table:table-cell>
          <table:table-cell table:number-columns-repeated="2"/>
          <table:table-cell table:formula="of:=10^[.L5]" office:value-type="float" office:value="0.000000000113809830171006">
            <text:p>1.13809830171006E-01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4-05-13T11:00:20</meta:creation-date>
    <dc:date>2014-05-13T11:08:02</dc:date>
    <dc:creator>Christian </dc:creator>
    <meta:editing-duration>P0D</meta:editing-duration>
    <meta:editing-cycles>1</meta:editing-cycles>
    <meta:document-statistic meta:table-count="3" meta:cell-count="78" meta:object-count="0"/>
    <meta:generator>LibreOffice/3.5$Linux_x86 LibreOffice_project/350m1$Build-2</meta:generator>
  </office:meta>
</office:document-meta>
</file>